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4583in" svg:height="3.7598in" svg:x="2.9614in" svg:y="0.0315in">
            <draw:object draw:notify-on-update-of-ranges="Sheet1.A1:Sheet1.A21 Sheet1.B1:Sheet1.B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6-11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17-10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18-02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18-07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18-11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string" calcext:value-type="string">
            <text:p>19-01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19-06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string" calcext:value-type="string">
            <text:p>19-01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20-01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string" calcext:value-type="string">
            <text:p>20-05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string" calcext:value-type="string">
            <text:p>21-06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string" calcext:value-type="string">
            <text:p>21-08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string" calcext:value-type="string">
            <text:p>23-02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string" calcext:value-type="string">
            <text:p>24-02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string" calcext:value-type="string">
            <text:p>24-03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24-08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string" calcext:value-type="string">
            <text:p>24-10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string" calcext:value-type="string">
            <text:p>25-02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string" calcext:value-type="string">
            <text:p>25-07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string" calcext:value-type="string">
            <text:p>25-08</text:p>
          </table:table-cell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string" calcext:value-type="string">
            <text:p>26-01</text:p>
          </table:table-cell>
          <table:table-cell office:value-type="float" office:value="255" calcext:value-type="float">
            <text:p>25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DejaVu Sans1" style:font-family-asian="'DejaVu Sans'" style:font-family-generic-asian="system" style:font-pitch-asian="variable" style:font-size-asian="10pt" style:font-name-complex="DejaVu Sans1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Adobe Heiti Std R" style:font-family-asian="'Adobe Heiti Std R'" style:font-family-generic-asian="system" style:font-pitch-asian="variable" style:font-name-complex="Adobe Devanagari" style:font-family-complex="'Adobe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4">00/00/0000</text:date>, <text:time style:data-style-name="N2" text:time-value="17:47:10.9665929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8-07-02T21:06:51.662257944</meta:creation-date>
    <dc:date>2026-01-24T17:47:21.779742222</dc:date>
    <meta:editing-duration>PT44M43S</meta:editing-duration>
    <meta:editing-cycles>26</meta:editing-cycles>
    <meta:generator>LibreOffice/25.8.4.2$Linux_X86_64 LibreOffice_project/580$Build-2</meta:generator>
    <meta:document-statistic meta:table-count="1" meta:cell-count="4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4.025cm" svg:height="9.551cm" xlink:href=".." xlink:type="simple" chart:class="chart:line" chart:style-name="ch1">
        <chart:plot-area chart:style-name="ch2" svg:x="0.48cm" svg:y="0.191cm" svg:width="23.065cm" svg:height="9.169cm">
          <chart:coordinate-region svg:x="1.327cm" svg:y="0.39cm" svg:width="21.759cm" svg:height="8.323cm"/>
          <chart:axis chart:dimension="x" chart:name="primary-x" chart:style-name="ch3" chartooo:axis-type="auto">
            <chartooo:date-scale/>
            <chart:categories table:cell-range-address="Sheet1.A1:Sheet1.A2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B1:Sheet1.B21" chart:class="chart:line">
            <chart:data-point chart:repeated="2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6-11</text:p>
                <draw:g>
                  <svg:desc>Sheet1.A1:Sheet1.A21</svg:desc>
                </draw:g>
              </table:table-cell>
              <table:table-cell office:value-type="float" office:value="80">
                <text:p>80</text:p>
                <draw:g>
                  <svg:desc>Sheet1.B1:Sheet1.B21</svg:desc>
                </draw:g>
              </table:table-cell>
            </table:table-row>
            <table:table-row>
              <table:table-cell office:value-type="string">
                <text:p>17-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8-0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8-0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8-1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9-0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9-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9-0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0-0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-0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1-0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1-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3-0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4-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4-0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4-0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4-1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5-0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5-0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5-0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6-01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